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dd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I standing (mA)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 val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voltage rise</text:p>
          </table:table-cell>
        </table:table-row>
        <table:table-row table:style-name="ro1">
          <table:table-cell/>
          <table:table-cell office:value-type="string" calcext:value-type="string">
            <text:p>Step 1</text:p>
          </table:table-cell>
          <table:table-cell office:value-type="float" office:value="1" calcext:value-type="float">
            <text:p>1</text:p>
          </table:table-cell>
          <table:table-cell table:formula="of:=([.$C$6])*[.C9]" office:value-type="float" office:value="330" calcext:value-type="float">
            <text:p>330</text:p>
          </table:table-cell>
          <table:table-cell/>
          <table:table-cell table:formula="of:=[.$C$4] * [.D9]" office:value-type="float" office:value="181.5" calcext:value-type="float">
            <text:p>181.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.$C$6])*[.C10]" office:value-type="float" office:value="660" calcext:value-type="float">
            <text:p>660</text:p>
          </table:table-cell>
          <table:table-cell/>
          <table:table-cell table:formula="of:=[.$C$4] * [.D10]" office:value-type="float" office:value="363" calcext:value-type="float">
            <text:p>36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$C$6])*[.C11]" office:value-type="float" office:value="990" calcext:value-type="float">
            <text:p>990</text:p>
          </table:table-cell>
          <table:table-cell/>
          <table:table-cell table:formula="of:=[.$C$4] * [.D11]" office:value-type="float" office:value="544.5" calcext:value-type="float">
            <text:p>544.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.$C$6])*[.C12]" office:value-type="float" office:value="1320" calcext:value-type="float">
            <text:p>1320</text:p>
          </table:table-cell>
          <table:table-cell/>
          <table:table-cell table:formula="of:=[.$C$4] * [.D12]" office:value-type="float" office:value="726" calcext:value-type="float">
            <text:p>72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$C$6])*[.C13]" office:value-type="float" office:value="1650" calcext:value-type="float">
            <text:p>1650</text:p>
          </table:table-cell>
          <table:table-cell/>
          <table:table-cell table:formula="of:=[.$C$4] * [.D13]" office:value-type="float" office:value="907.5" calcext:value-type="float">
            <text:p>907.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.$C$6])*[.C14]" office:value-type="float" office:value="1980" calcext:value-type="float">
            <text:p>1980</text:p>
          </table:table-cell>
          <table:table-cell/>
          <table:table-cell table:formula="of:=[.$C$4] * [.D14]" office:value-type="float" office:value="1089" calcext:value-type="float">
            <text:p>108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.$C$6])*[.C15]" office:value-type="float" office:value="2310" calcext:value-type="float">
            <text:p>2310</text:p>
          </table:table-cell>
          <table:table-cell/>
          <table:table-cell table:formula="of:=[.$C$4] * [.D15]" office:value-type="float" office:value="1270.5" calcext:value-type="float">
            <text:p>1270.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$C$6])*[.C16]" office:value-type="float" office:value="2640" calcext:value-type="float">
            <text:p>2640</text:p>
          </table:table-cell>
          <table:table-cell/>
          <table:table-cell table:formula="of:=[.$C$4] * [.D16]" office:value-type="float" office:value="1452" calcext:value-type="float">
            <text:p>145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.$C$6])*[.C17]" office:value-type="float" office:value="2970" calcext:value-type="float">
            <text:p>2970</text:p>
          </table:table-cell>
          <table:table-cell/>
          <table:table-cell table:formula="of:=[.$C$4] * [.D17]" office:value-type="float" office:value="1633.5" calcext:value-type="float">
            <text:p>1633.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.$C$6])*[.C18]" office:value-type="float" office:value="3300" calcext:value-type="float">
            <text:p>3300</text:p>
          </table:table-cell>
          <table:table-cell/>
          <table:table-cell table:formula="of:=[.$C$4] * [.D18]" office:value-type="float" office:value="1815" calcext:value-type="float">
            <text:p>181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.$C$6])*[.C19]" office:value-type="float" office:value="3630" calcext:value-type="float">
            <text:p>3630</text:p>
          </table:table-cell>
          <table:table-cell/>
          <table:table-cell table:formula="of:=[.$C$4] * [.D19]" office:value-type="float" office:value="1996.5" calcext:value-type="float">
            <text:p>1996.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.$C$6])*[.C20]" office:value-type="float" office:value="3960" calcext:value-type="float">
            <text:p>3960</text:p>
          </table:table-cell>
          <table:table-cell/>
          <table:table-cell table:formula="of:=[.$C$4] * [.D20]" office:value-type="float" office:value="2178" calcext:value-type="float">
            <text:p>2178</text:p>
          </table:table-cell>
        </table:table-row>
      </table:table>
      <table:table table:name="opamp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opamp current source not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Iout = (vcc – vref)/Rcol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4.45" calcext:value-type="float">
            <text:p>4.4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coll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([.D9] - [.D10])/[.D11]" office:value-type="float" office:value="0.00055" calcext:value-type="float">
            <text:p>0.00055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0:00:01.70832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4:55:48.389000000</meta:creation-date>
    <dc:date>2013-09-23T15:19:14.023000000</dc:date>
    <meta:editing-duration>PT2H19M5S</meta:editing-duration>
    <meta:editing-cycles>3</meta:editing-cycles>
    <meta:generator>LibreOffice/4.1.0.4$Windows_x86 LibreOffice_project/89ea49ddacd9aa532507cbf852f2bb22b1ace28</meta:generator>
    <meta:document-statistic meta:table-count="2" meta:cell-count="52" meta:object-count="0"/>
  </office:meta>
</office:document-meta>
</file>